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3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23cm" svg:height="6.43cm" svg:x="4.153cm" svg:y="4.9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1cm" svg:height="3.161cm" svg:x="4.615cm" svg:y="8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3.0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9.015cm" svg:y="7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10.415cm" svg:y="10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5cm" svg:y="1.4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5cm" svg:y="3.8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5cm" svg:y="6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5cm" svg:y="4.9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97cm" svg:height="3.161cm" svg:x="20.715cm" svg:y="8.1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58cm" svg:height="1.938cm" svg:x="21.315cm" svg:y="9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615cm" svg:y1="11.383cm" svg:x2="26.612cm" svg:y2="11.3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5T14:18:37.465341736</dc:date>
    <dc:creator>elucterio </dc:creator>
    <meta:editing-duration>PT5M40S</meta:editing-duration>
    <meta:editing-cycles>5</meta:editing-cycles>
    <meta:generator>LibreOffice/4.2.8.2$Linux_X86_64 LibreOffice_project/420m0$Build-2</meta:generator>
    <meta:document-statistic meta:object-count="12"/>
  </office:meta>
</office:document-meta>
</file>